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D0000001FA6A22C33.png" manifest:media-type="image/png"/>
  <manifest:file-entry manifest:full-path="Pictures/1000B19600001106000002D57EE18B8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3cm" fo:min-width="19.04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1.5cm" fo:min-width="19.04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iapositiva_20_titol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custom-shape draw:name="CasellaDiTesto 2_0" draw:style-name="gr1" draw:text-style-name="P2" draw:layer="layout" svg:width="8.395cm" svg:height="0.928cm" svg:x="-1.1cm" svg:y="17.296cm">
          <text:p text:style-name="P1"><text:span text:style-name="T1">23 ottobre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9.048cm" svg:height="3.473cm" svg:x="3.452cm" svg:y="7.027cm">
          <draw:text-box>
            <text:p text:style-name="P3">Valutazione modellistica di impatto odorigeno:</text:p>
            <text:p text:style-name="P3">sensitività dei risultati a differenti Peak-to-Mean Ratio</text:p>
            <text:p text:style-name="P3"/>
            <text:p text:style-name="P3">Analisi di un caso studio simulato</text:p>
          </draw:text-box>
        </draw:frame>
        <draw:frame draw:style-name="gr3" draw:text-style-name="P6" draw:layer="layout" svg:width="19.048cm" svg:height="1.5cm" svg:x="3.5cm" svg:y="15cm">
          <draw:text-box>
            <text:p text:style-name="P5">Massimo Bressan</text:p>
            <text:p text:style-name="P5">ARPAV - UQA Unità Organizzativa Qualità dell'Aria"</text:p>
          </draw:text-box>
        </draw:frame>
        <draw:frame draw:style-name="gr4" draw:text-style-name="P7" draw:layer="layout" svg:width="7.891cm" svg:height="1.312cm" svg:x="15.5cm" svg:y="1.188cm">
          <draw:image xlink:href="Pictures/1000B19600001106000002D57EE18B80.svg" xlink:type="simple" xlink:show="embed" xlink:actuate="onLoad" draw:mime-type="image/svg+xml">
            <text:p/>
          </draw:image>
          <draw:image xlink:href="Pictures/10000001000000BD0000001FA6A22C33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true" style:shrink-to-fit="false" draw:fit-to-contour="false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it" fo:country="I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3.724cm" svg:height="1.484cm" svg:x="2.694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894cm" svg:height="1.484cm" svg:x="14.99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3.889cm" svg:height="1.484cm" svg:x="2.612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8cm" svg:height="1.484cm" svg:x="15.063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4-11-21">21/11/24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meta:initial-creator>Trevisan Giuliano</meta:initial-creator>
    <meta:editing-cycles>64</meta:editing-cycles>
    <meta:creation-date>2023-04-14T07:01:49</meta:creation-date>
    <dc:date>2024-11-21T10:20:20.724574240</dc:date>
    <meta:editing-duration>P1DT1H5M58S</meta:editing-duration>
    <meta:generator>LibreOffice/24.2.3.2$Linux_X86_64 LibreOffice_project/433d9c2ded56988e8a90e6b2e771ee4e6a5ab2ba</meta:generator>
    <meta:document-statistic meta:object-count="27"/>
    <meta:user-defined meta:name="AppVersion">16.0000</meta:user-defined>
    <meta:user-defined meta:name="PresentationFormat">Presentazione su schermo (4:3)</meta:user-defined>
    <meta:user-defined meta:name="Slides" meta:value-type="float">1</meta:user-defined>
    <meta:template xlink:type="simple" xlink:actuate="onRequest" xlink:title="Office 2013 - 2022 Theme" xlink:href=""/>
  </office:meta>
</office:document-meta>
</file>